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847in" style:rel-column-width="11211*"/>
    </style:style>
    <style:style style:name="Table1.B" style:family="table-column">
      <style:table-column-properties style:column-width="2.8125in" style:rel-column-width="26616*"/>
    </style:style>
    <style:style style:name="Table1.C" style:family="table-column">
      <style:table-column-properties style:column-width="2.9278in" style:rel-column-width="277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es" fo:country="CR" officeooo:rsid="00184139" officeooo:paragraph-rsid="00184139" style:font-size-asian="12.25pt" style:font-size-complex="14pt"/>
    </style:style>
    <style:style style:name="P2" style:family="paragraph" style:parent-style-name="Standard">
      <style:text-properties fo:font-size="14pt" fo:language="es" fo:country="CR" officeooo:rsid="00184139" officeooo:paragraph-rsid="001899db" style:font-size-asian="12.25pt" style:font-size-complex="14pt"/>
    </style:style>
    <style:style style:name="P3" style:family="paragraph" style:parent-style-name="Standard">
      <style:text-properties fo:font-size="14pt" fo:language="es" fo:country="CR" officeooo:rsid="00184139" officeooo:paragraph-rsid="0018c8dc" style:font-size-asian="12.25pt" style:font-size-complex="14pt"/>
    </style:style>
    <style:style style:name="P4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84139" officeooo:paragraph-rsid="00184139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84139" officeooo:paragraph-rsid="001899db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84139" officeooo:paragraph-rsid="0018c8dc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84139" officeooo:paragraph-rsid="001a740b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a740b" officeooo:paragraph-rsid="001899db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language="es" fo:country="CR" style:text-underline-style="solid" style:text-underline-width="auto" style:text-underline-color="font-color" fo:font-weight="bold" officeooo:rsid="001b00ff" officeooo:paragraph-rsid="001b00ff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language="es" fo:country="CR" style:text-underline-style="none" fo:font-weight="normal" officeooo:rsid="00184139" officeooo:paragraph-rsid="0018413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s" fo:country="CR" style:text-underline-style="none" fo:font-weight="normal" officeooo:rsid="00184139" officeooo:paragraph-rsid="001899db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s" fo:country="CR" style:text-underline-style="none" fo:font-weight="normal" officeooo:rsid="00184139" officeooo:paragraph-rsid="0018c8dc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es" fo:country="CR" style:text-underline-style="none" fo:font-weight="normal" officeooo:rsid="00184139" officeooo:paragraph-rsid="001a740b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es" fo:country="CR" style:text-underline-style="none" fo:font-weight="normal" officeooo:rsid="00184139" officeooo:paragraph-rsid="001b00ff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es" fo:country="CR" style:text-underline-style="none" fo:font-weight="normal" officeooo:rsid="00184139" officeooo:paragraph-rsid="001ca215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language="es" fo:country="CR" style:text-underline-style="none" fo:font-weight="normal" officeooo:rsid="00184139" officeooo:paragraph-rsid="001ed3af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es" fo:country="CR" style:text-underline-style="none" fo:font-weight="normal" officeooo:rsid="001a740b" officeooo:paragraph-rsid="001a740b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language="es" fo:country="CR" style:text-underline-style="none" fo:font-weight="normal" officeooo:rsid="001ca215" officeooo:paragraph-rsid="001ca215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language="es" fo:country="CR" style:text-underline-style="none" fo:font-weight="normal" officeooo:rsid="0018c8dc" officeooo:paragraph-rsid="001899db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es" fo:country="CR" style:text-underline-style="none" fo:font-weight="normal" officeooo:rsid="0018c8dc" officeooo:paragraph-rsid="0018c8dc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es" fo:country="CR" style:text-underline-style="none" fo:font-weight="bold" officeooo:rsid="00184139" officeooo:paragraph-rsid="001899db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language="es" fo:country="CR" style:text-underline-style="none" fo:font-weight="bold" officeooo:rsid="001a740b" officeooo:paragraph-rsid="001a740b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language="es" fo:country="CR" style:text-underline-style="none" fo:font-weight="bold" officeooo:rsid="001ca215" officeooo:paragraph-rsid="001ca215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language="es" fo:country="CR" style:text-underline-style="none" fo:font-weight="bold" officeooo:rsid="0018c8dc" officeooo:paragraph-rsid="0018c8d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language="es" fo:country="CR" style:text-underline-style="none" fo:font-weight="bold" officeooo:rsid="0018c8dc" officeooo:paragraph-rsid="001899db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fo:language="es" fo:country="CR" officeooo:paragraph-rsid="001899db" style:font-size-asian="14pt" style:font-size-complex="14pt"/>
    </style:style>
    <style:style style:name="P27" style:family="paragraph" style:parent-style-name="Standard">
      <style:text-properties fo:font-size="14pt" fo:language="es" fo:country="CR" officeooo:paragraph-rsid="001a740b" style:font-size-asian="14pt" style:font-size-complex="14pt"/>
    </style:style>
    <style:style style:name="P28" style:family="paragraph" style:parent-style-name="Standard">
      <style:text-properties fo:font-size="18pt" fo:language="es" fo:country="CR" officeooo:rsid="00184139" officeooo:paragraph-rsid="00184139" style:font-size-asian="18pt" style:font-size-complex="18pt"/>
    </style:style>
    <style:style style:name="P29" style:family="paragraph" style:parent-style-name="Standard">
      <style:text-properties fo:font-size="18pt" fo:language="es" fo:country="CR" officeooo:rsid="00184139" officeooo:paragraph-rsid="001899db" style:font-size-asian="18pt" style:font-size-complex="18pt"/>
    </style:style>
    <style:style style:name="P30" style:family="paragraph" style:parent-style-name="Standard">
      <style:text-properties fo:font-size="18pt" fo:language="es" fo:country="CR" officeooo:rsid="00184139" officeooo:paragraph-rsid="0018c8dc" style:font-size-asian="18pt" style:font-size-complex="18pt"/>
    </style:style>
    <style:style style:name="P31" style:family="paragraph" style:parent-style-name="Standard">
      <style:text-properties fo:font-size="18pt" fo:language="es" fo:country="CR" officeooo:rsid="00184139" officeooo:paragraph-rsid="00204500" style:font-size-asian="18pt" style:font-size-complex="18pt"/>
    </style:style>
    <style:style style:name="P32" style:family="paragraph" style:parent-style-name="Standard">
      <style:text-properties fo:font-size="18pt" fo:language="es" fo:country="CR" fo:font-weight="bold" officeooo:rsid="001ed3af" officeooo:paragraph-rsid="001ed3af" style:font-size-asian="18pt" style:font-weight-asian="bold" style:font-size-complex="18pt" style:font-weight-complex="bold"/>
    </style:style>
    <style:style style:name="P33" style:family="paragraph" style:parent-style-name="Standard">
      <style:text-properties officeooo:paragraph-rsid="001899db"/>
    </style:style>
    <style:style style:name="P34" style:family="paragraph" style:parent-style-name="Standard">
      <style:text-properties fo:font-size="13pt" fo:language="es" fo:country="CR" officeooo:paragraph-rsid="001899db" style:font-size-asian="13pt" style:font-size-complex="13pt"/>
    </style:style>
    <style:style style:name="P35" style:family="paragraph" style:parent-style-name="Standard">
      <style:text-properties fo:font-size="13pt" fo:language="es" fo:country="CR" officeooo:paragraph-rsid="001a740b" style:font-size-asian="13pt" style:font-size-complex="13pt"/>
    </style:style>
    <style:style style:name="P36" style:family="paragraph" style:parent-style-name="Standard">
      <style:text-properties officeooo:paragraph-rsid="0018c8dc"/>
    </style:style>
    <style:style style:name="P37" style:family="paragraph" style:parent-style-name="Standard">
      <style:text-properties fo:font-size="17pt" officeooo:paragraph-rsid="001ed3af" style:font-size-asian="17pt" style:font-size-complex="17pt"/>
    </style:style>
    <style:style style:name="P38" style:family="paragraph" style:parent-style-name="Standard">
      <style:text-properties fo:font-size="17pt" fo:language="es" fo:country="CR" officeooo:rsid="00204500" officeooo:paragraph-rsid="001ed3af" style:font-size-asian="17pt" style:font-size-complex="17pt"/>
    </style:style>
    <style:style style:name="P39" style:family="paragraph" style:parent-style-name="Standard">
      <style:text-properties fo:font-size="17pt" fo:language="es" fo:country="CR" fo:font-weight="bold" officeooo:rsid="00204500" officeooo:paragraph-rsid="00204500" style:font-size-asian="17pt" style:font-weight-asian="bold" style:font-size-complex="17pt" style:font-weight-complex="bold"/>
    </style:style>
    <style:style style:name="P40" style:family="paragraph" style:parent-style-name="Standard">
      <style:text-properties officeooo:paragraph-rsid="00265c91"/>
    </style:style>
    <style:style style:name="P41" style:family="paragraph" style:parent-style-name="Table_20_Contents">
      <style:text-properties fo:font-size="17pt" fo:language="en" fo:country="US" fo:font-weight="bold" officeooo:rsid="00204500" officeooo:paragraph-rsid="00204500" style:font-size-asian="17pt" style:font-weight-asian="bold" style:font-size-complex="17pt" style:font-weight-complex="bold"/>
    </style:style>
    <style:style style:name="P42" style:family="paragraph" style:parent-style-name="Table_20_Contents">
      <style:text-properties fo:font-size="17pt" fo:language="es" fo:country="CR" style:font-size-asian="17pt" style:font-size-complex="17pt"/>
    </style:style>
    <style:style style:name="P43" style:family="paragraph" style:parent-style-name="Table_20_Contents">
      <style:text-properties fo:font-size="17pt" fo:language="es" fo:country="CR" officeooo:paragraph-rsid="00224b23" style:font-size-asian="17pt" style:font-size-complex="17pt"/>
    </style:style>
    <style:style style:name="P44" style:family="paragraph" style:parent-style-name="Table_20_Contents">
      <style:text-properties fo:font-size="17pt" fo:language="es" fo:country="CR" officeooo:paragraph-rsid="0023d7c0" style:font-size-asian="17pt" style:font-size-complex="17pt"/>
    </style:style>
    <style:style style:name="P45" style:family="paragraph" style:parent-style-name="Table_20_Contents">
      <style:text-properties fo:font-size="17pt" fo:language="es" fo:country="CR" officeooo:rsid="0023d7c0" officeooo:paragraph-rsid="0023d7c0" style:font-size-asian="17pt" style:font-size-complex="17pt"/>
    </style:style>
    <style:style style:name="P46" style:family="paragraph" style:parent-style-name="Table_20_Contents">
      <style:text-properties fo:font-size="17pt" fo:language="es" fo:country="CR" officeooo:rsid="0023d7c0" officeooo:paragraph-rsid="00251317" style:font-size-asian="17pt" style:font-size-complex="17pt"/>
    </style:style>
    <style:style style:name="P47" style:family="paragraph" style:parent-style-name="Table_20_Contents">
      <style:text-properties fo:font-size="17pt" fo:language="es" fo:country="CR" fo:font-weight="bold" style:font-size-asian="17pt" style:font-weight-asian="bold" style:font-size-complex="17pt" style:font-weight-complex="bold"/>
    </style:style>
    <style:style style:name="P48" style:family="paragraph" style:parent-style-name="Table_20_Contents">
      <style:text-properties fo:font-size="17pt" fo:language="es" fo:country="CR" fo:font-weight="bold" officeooo:rsid="00224b23" officeooo:paragraph-rsid="00224b23" style:font-size-asian="17pt" style:font-weight-asian="bold" style:font-size-complex="17pt" style:font-weight-complex="bold"/>
    </style:style>
    <style:style style:name="P49" style:family="paragraph" style:parent-style-name="Table_20_Contents">
      <style:text-properties fo:font-size="17pt" fo:language="es" fo:country="CR" fo:font-weight="bold" officeooo:rsid="0023d7c0" officeooo:paragraph-rsid="0023d7c0" style:font-size-asian="17pt" style:font-weight-asian="bold" style:font-size-complex="17pt" style:font-weight-complex="bold"/>
    </style:style>
    <style:style style:name="P50" style:family="paragraph" style:parent-style-name="Table_20_Contents">
      <style:text-properties fo:language="es" fo:country="CR"/>
    </style:style>
    <style:style style:name="P51" style:family="paragraph" style:parent-style-name="Table_20_Contents">
      <style:text-properties officeooo:paragraph-rsid="00224b23"/>
    </style:style>
    <style:style style:name="P52" style:family="paragraph" style:parent-style-name="Standard" style:list-style-name="L1">
      <style:text-properties fo:font-size="17pt" fo:language="es" fo:country="CR" officeooo:rsid="00204500" officeooo:paragraph-rsid="00204500" style:font-size-asian="17pt" style:font-size-complex="17pt"/>
    </style:style>
    <style:style style:name="P53" style:family="paragraph" style:parent-style-name="Standard">
      <style:text-properties fo:font-size="14pt" fo:language="es" fo:country="CR" style:text-underline-style="none" fo:font-weight="normal" officeooo:rsid="00184139" officeooo:paragraph-rsid="00184139" style:font-size-asian="12.25pt" style:font-weight-asian="normal" style:font-size-complex="14pt" style:font-weight-complex="normal"/>
    </style:style>
    <style:style style:name="P54" style:family="paragraph" style:parent-style-name="Standard">
      <style:text-properties officeooo:paragraph-rsid="001899d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8c8d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740b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b00ff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ca21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ed3af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99db" style:font-weight-asian="bold" style:font-weight-complex="bold"/>
    </style:style>
    <style:style style:name="T9" style:family="text">
      <style:text-properties fo:font-weight="bold" officeooo:rsid="0018c8dc" style:font-weight-asian="bold" style:font-weight-complex="bold"/>
    </style:style>
    <style:style style:name="T10" style:family="text">
      <style:text-properties fo:font-weight="bold" officeooo:rsid="001a740b" style:font-weight-asian="bold" style:font-weight-complex="bold"/>
    </style:style>
    <style:style style:name="T11" style:family="text">
      <style:text-properties fo:font-weight="bold" officeooo:rsid="001b00ff" style:font-weight-asian="bold" style:font-weight-complex="bold"/>
    </style:style>
    <style:style style:name="T12" style:family="text">
      <style:text-properties fo:font-weight="bold" officeooo:rsid="001ca215" style:font-weight-asian="bold" style:font-weight-complex="bold"/>
    </style:style>
    <style:style style:name="T13" style:family="text">
      <style:text-properties fo:font-weight="bold" officeooo:rsid="001ed3af" style:font-weight-asian="bold" style:font-weight-complex="bold"/>
    </style:style>
    <style:style style:name="T14" style:family="text">
      <style:text-properties fo:font-weight="bold" officeooo:rsid="00224b23" style:font-weight-asian="bold" style:font-weight-complex="bold"/>
    </style:style>
    <style:style style:name="T15" style:family="text">
      <style:text-properties fo:font-weight="bold" officeooo:rsid="0023d7c0" style:font-weight-asian="bold" style:font-weight-complex="bold"/>
    </style:style>
    <style:style style:name="T16" style:family="text">
      <style:text-properties fo:font-weight="bold" officeooo:rsid="00251317" style:font-weight-asian="bold" style:font-weight-complex="bold"/>
    </style:style>
    <style:style style:name="T17" style:family="text">
      <style:text-properties fo:font-size="14pt" fo:language="es" fo:country="CR" style:text-underline-style="none" fo:font-weight="bold" officeooo:rsid="00184139" style:font-size-asian="12.25pt" style:font-weight-asian="bold" style:font-size-complex="14pt" style:font-weight-complex="bold"/>
    </style:style>
    <style:style style:name="T18" style:family="text">
      <style:text-properties fo:font-size="14pt" fo:language="es" fo:country="CR" style:text-underline-style="none" fo:font-weight="bold" officeooo:rsid="001899db" style:font-size-asian="12.25pt" style:font-weight-asian="bold" style:font-size-complex="14pt" style:font-weight-complex="bold"/>
    </style:style>
    <style:style style:name="T19" style:family="text">
      <style:text-properties fo:font-size="14pt" fo:language="es" fo:country="CR" style:text-underline-style="none" fo:font-weight="normal" officeooo:rsid="00184139" style:font-size-asian="12.25pt" style:font-weight-asian="normal" style:font-size-complex="14pt" style:font-weight-complex="normal"/>
    </style:style>
    <style:style style:name="T20" style:family="text">
      <style:text-properties fo:font-size="14pt" fo:language="es" fo:country="CR" style:text-underline-style="none" fo:font-weight="normal" officeooo:rsid="001899db" style:font-size-asian="12.25pt" style:font-weight-asian="normal" style:font-size-complex="14pt" style:font-weight-complex="normal"/>
    </style:style>
    <style:style style:name="T21" style:family="text">
      <style:text-properties fo:font-size="14pt" fo:language="es" fo:country="CR" style:text-underline-style="none" fo:font-weight="normal" officeooo:rsid="002ac3a2" style:font-size-asian="12.25pt" style:font-weight-asian="normal" style:font-size-complex="14pt" style:font-weight-complex="normal"/>
    </style:style>
    <style:style style:name="T22" style:family="text">
      <style:text-properties fo:font-size="14pt" fo:language="es" fo:country="CR" style:text-underline-style="none" fo:font-weight="normal" officeooo:rsid="002c6cdb" style:font-size-asian="12.25pt" style:font-weight-asian="normal" style:font-size-complex="14pt" style:font-weight-complex="normal"/>
    </style:style>
    <style:style style:name="T23" style:family="text">
      <style:text-properties fo:font-size="14pt" style:text-underline-style="none" fo:font-weight="bold" officeooo:rsid="0018c8dc" style:font-size-asian="12.25pt" style:font-weight-asian="bold" style:font-size-complex="14pt" style:font-weight-complex="bold"/>
    </style:style>
    <style:style style:name="T24" style:family="text">
      <style:text-properties fo:language="es" fo:country="CR"/>
    </style:style>
    <style:style style:name="T25" style:family="text">
      <style:text-properties fo:language="es" fo:country="CR" fo:font-weight="bold" officeooo:rsid="001ed3af" style:font-weight-asian="bold" style:font-weight-complex="bold"/>
    </style:style>
    <style:style style:name="T26" style:family="text">
      <style:text-properties fo:language="es" fo:country="CR" officeooo:rsid="001ed3af"/>
    </style:style>
    <style:style style:name="T27" style:family="text">
      <style:text-properties fo:language="es" fo:country="CR" officeooo:rsid="00204500"/>
    </style:style>
    <style:style style:name="T28" style:family="text">
      <style:text-properties officeooo:rsid="001899db"/>
    </style:style>
    <style:style style:name="T29" style:family="text">
      <style:text-properties style:text-underline-style="none" fo:font-weight="bold" officeooo:rsid="0018c8dc" style:font-size-asian="12.25pt" style:font-weight-asian="bold" style:font-weight-complex="bold"/>
    </style:style>
    <style:style style:name="T30" style:family="text">
      <style:text-properties officeooo:rsid="0018c8d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1a740b"/>
    </style:style>
    <style:style style:name="T33" style:family="text">
      <style:text-properties style:text-line-through-style="none" style:text-line-through-type="none"/>
    </style:style>
    <style:style style:name="T34" style:family="text">
      <style:text-properties style:text-line-through-style="none" style:text-line-through-type="none" fo:font-weight="bold" officeooo:rsid="0018c8dc" style:font-weight-asian="bold" style:font-weight-complex="bold"/>
    </style:style>
    <style:style style:name="T35" style:family="text">
      <style:text-properties fo:font-size="18pt" fo:language="es" fo:country="CR" officeooo:rsid="00265c91" style:font-size-asian="18pt" style:font-size-complex="18pt"/>
    </style:style>
    <style:style style:name="T36" style:family="text">
      <style:text-properties fo:font-size="17pt" style:font-size-asian="17pt" style:font-size-complex="17pt"/>
    </style:style>
    <style:style style:name="T37" style:family="text">
      <style:text-properties fo:font-size="17pt" officeooo:rsid="00224b23" style:font-size-asian="17pt" style:font-size-complex="17pt"/>
    </style:style>
    <style:style style:name="T38" style:family="text">
      <style:text-properties fo:font-size="17pt" officeooo:rsid="00209fca" style:font-size-asian="17pt" style:font-size-complex="17pt"/>
    </style:style>
    <style:style style:name="T39" style:family="text">
      <style:text-properties fo:font-size="17pt" fo:language="es" fo:country="CR" style:font-size-asian="17pt" style:font-size-complex="17pt"/>
    </style:style>
    <style:style style:name="T40" style:family="text">
      <style:text-properties fo:font-size="17pt" fo:language="es" fo:country="CR" officeooo:rsid="00224b23" style:font-size-asian="17pt" style:font-size-complex="17pt"/>
    </style:style>
    <style:style style:name="T41" style:family="text">
      <style:text-properties fo:font-size="17pt" fo:language="es" fo:country="CR" officeooo:rsid="00209fca" style:font-size-asian="17pt" style:font-size-complex="17pt"/>
    </style:style>
    <style:style style:name="T42" style:family="text">
      <style:text-properties fo:font-size="17pt" fo:language="es" fo:country="CR" fo:font-weight="bold" style:font-size-asian="17pt" style:font-weight-asian="bold" style:font-size-complex="17pt" style:font-weight-complex="bold"/>
    </style:style>
    <style:style style:name="T43" style:family="text">
      <style:text-properties fo:font-size="17pt" fo:language="es" fo:country="CR" fo:font-weight="bold" officeooo:rsid="00224b23" style:font-size-asian="17pt" style:font-weight-asian="bold" style:font-size-complex="17pt" style:font-weight-complex="bold"/>
    </style:style>
    <style:style style:name="T44" style:family="text">
      <style:text-properties fo:font-size="17pt" fo:language="es" fo:country="CR" fo:font-weight="bold" officeooo:rsid="0023d7c0" style:font-size-asian="17pt" style:font-weight-asian="bold" style:font-size-complex="17pt" style:font-weight-complex="bold"/>
    </style:style>
    <style:style style:name="T45" style:family="text">
      <style:text-properties fo:font-size="17pt" fo:language="es" fo:country="CR" fo:font-weight="bold" officeooo:rsid="00265c91" style:font-size-asian="17pt" style:font-weight-asian="bold" style:font-size-complex="17pt" style:font-weight-complex="bold"/>
    </style:style>
    <style:style style:name="T46" style:family="text">
      <style:text-properties fo:font-size="17pt" fo:font-weight="bold" officeooo:rsid="00224b23" style:font-size-asian="17pt" style:font-weight-asian="bold" style:font-size-complex="17pt" style:font-weight-complex="bold"/>
    </style:style>
    <style:style style:name="T47" style:family="text">
      <style:text-properties fo:font-size="17pt" fo:font-weight="bold" officeooo:rsid="0023d7c0" style:font-size-asian="17pt" style:font-weight-asian="bold" style:font-size-complex="17pt" style:font-weight-complex="bold"/>
    </style:style>
    <style:style style:name="T48" style:family="text">
      <style:text-properties officeooo:rsid="00209fca"/>
    </style:style>
    <style:style style:name="T49" style:family="text">
      <style:text-properties officeooo:rsid="00224b23"/>
    </style:style>
    <style:style style:name="T50" style:family="text">
      <style:text-properties officeooo:rsid="00251317"/>
    </style:style>
    <style:style style:name="T51" style:family="text">
      <style:text-properties officeooo:rsid="002ac3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/>Planeamiento <text:span text:style-name="T50">Estudios Sociales </text:span></text:p>
      <text:p text:style-name="P28"/>
      <text:p text:style-name="P37"><text:span text:style-name="T25">Objetivo</text:span><text:span text:style-name="T26">: hacer 6 </text:span><text:span text:style-name="T27">presentaciones, 1 por cada tema.</text:span></text:p>
      <text:p text:style-name="P38"/>
      <text:list xml:id="list3347663815" text:style-name="L1">
        <text:list-item>
          <text:p text:style-name="P52">Cada presentacion debe ser sobre el tema asignado y debe tratar todos los puntos dados</text:p>
          <text:p text:style-name="P52"/>
        </text:list-item>
      </text:list>
      <text:p text:style-name="P39">Fecha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81544521584">
          <table:table-cell table:style-name="Table1.A1" office:value-type="string">
            <text:p text:style-name="P41"><text:span text:style-name="T24">Semana</text:span> 1</text:p>
          </table:table-cell>
          <table:table-cell table:style-name="Table1.A1" office:value-type="string">
            <text:p text:style-name="P42"><text:span text:style-name="T49">De el</text:span> <text:span text:style-name="T7">11</text:span> <text:span text:style-name="T48">hasta </text:span><text:span text:style-name="T14">1</text:span><text:span text:style-name="T15">5</text:span><text:span text:style-name="T49"> de Julio</text:span></text:p>
          </table:table-cell>
          <table:table-cell table:style-name="Table1.C1" office:value-type="string">
            <text:p text:style-name="P45">Tema <text:span text:style-name="T7">1</text:span></text:p>
          </table:table-cell>
        </table:table-row>
        <table:table-row table:style-name="TableLine94381544613712">
          <table:table-cell table:style-name="Table1.A2" office:value-type="string">
            <text:p text:style-name="P47">Semana 2</text:p>
          </table:table-cell>
          <table:table-cell table:style-name="Table1.A2" office:value-type="string">
            <text:p text:style-name="P42"><text:span text:style-name="T49">De el</text:span> <text:span text:style-name="T14">18</text:span> <text:span text:style-name="T48">hasta </text:span><text:span text:style-name="T14">2</text:span><text:span text:style-name="T15">2</text:span><text:span text:style-name="T49"> de Julio</text:span></text:p>
          </table:table-cell>
          <table:table-cell table:style-name="Table1.C2" office:value-type="string">
            <text:p text:style-name="P45">Tema <text:span text:style-name="T7">2</text:span></text:p>
          </table:table-cell>
        </table:table-row>
        <table:table-row table:style-name="TableLine94381544615520">
          <table:table-cell table:style-name="Table1.A2" office:value-type="string">
            <text:p text:style-name="P47">Semana 3 </text:p>
          </table:table-cell>
          <table:table-cell table:style-name="Table1.A2" office:value-type="string">
            <text:p text:style-name="P42"><text:span text:style-name="T49">De el</text:span> <text:span text:style-name="T14">25</text:span> <text:span text:style-name="T48">hasta </text:span><text:span text:style-name="T15">29</text:span><text:span text:style-name="T49"> de Julio</text:span></text:p>
          </table:table-cell>
          <table:table-cell table:style-name="Table1.C2" office:value-type="string">
            <text:p text:style-name="P45">Tema <text:span text:style-name="T7">3</text:span></text:p>
          </table:table-cell>
        </table:table-row>
        <table:table-row table:style-name="TableLine94381544616320">
          <table:table-cell table:style-name="Table1.A2" office:value-type="string">
            <text:p text:style-name="P47">Semana 4</text:p>
          </table:table-cell>
          <table:table-cell table:style-name="Table1.A2" office:value-type="string">
            <text:p text:style-name="P50"><text:span text:style-name="T37">De el</text:span><text:span text:style-name="T36"> </text:span><text:span text:style-name="T46">01</text:span><text:span text:style-name="T36"> </text:span><text:span text:style-name="T38">hasta </text:span><text:span text:style-name="T46">0</text:span><text:span text:style-name="T47">5</text:span><text:span text:style-name="T37"> de Agosto</text:span></text:p>
          </table:table-cell>
          <table:table-cell table:style-name="Table1.C2" office:value-type="string">
            <text:p text:style-name="P46"><text:span text:style-name="T31">Tema</text:span><text:span text:style-name="T7"> </text:span><text:span text:style-name="T16">4</text:span></text:p>
          </table:table-cell>
        </table:table-row>
        <table:table-row table:style-name="TableLine94381544617168">
          <table:table-cell table:style-name="Table1.A2" office:value-type="string">
            <text:p text:style-name="P47">Semana 5</text:p>
          </table:table-cell>
          <table:table-cell table:style-name="Table1.A2" office:value-type="string">
            <text:p text:style-name="P51"><text:span text:style-name="T40">De el</text:span><text:span text:style-name="T39"> </text:span><text:span text:style-name="T43">08</text:span><text:span text:style-name="T39"> </text:span><text:span text:style-name="T41">hasta </text:span><text:span text:style-name="T43">1</text:span><text:span text:style-name="T44">2</text:span><text:span text:style-name="T40"> de Agosto</text:span></text:p>
          </table:table-cell>
          <table:table-cell table:style-name="Table1.C2" office:value-type="string">
            <text:p text:style-name="P45">Tema <text:span text:style-name="T7">5</text:span></text:p>
          </table:table-cell>
        </table:table-row>
        <table:table-row table:style-name="TableLine94381544617968">
          <table:table-cell table:style-name="Table1.A2" office:value-type="string">
            <text:p text:style-name="P47">Semana 6</text:p>
          </table:table-cell>
          <table:table-cell table:style-name="Table1.A2" office:value-type="string">
            <text:p text:style-name="P43"><text:span text:style-name="T49">De el</text:span> <text:span text:style-name="T7">1</text:span><text:span text:style-name="T14">5</text:span> <text:span text:style-name="T48">hasta </text:span><text:span text:style-name="T15">19</text:span><text:span text:style-name="T49"> de Agosto</text:span></text:p>
          </table:table-cell>
          <table:table-cell table:style-name="Table1.C2" office:value-type="string">
            <text:p text:style-name="P45">Tema <text:span text:style-name="T7">6</text:span></text:p>
          </table:table-cell>
        </table:table-row>
        <table:table-row table:style-name="TableLine94381544618720">
          <table:table-cell table:style-name="Table1.A2" office:value-type="string">
            <text:p text:style-name="P47">Semana 7</text:p>
          </table:table-cell>
          <table:table-cell table:style-name="Table1.A2" office:value-type="string">
            <text:p text:style-name="P43"><text:span text:style-name="T49">De el </text:span><text:span text:style-name="T14">22</text:span><text:span text:style-name="T49"> hasta </text:span><text:span text:style-name="T14">2</text:span><text:span text:style-name="T15">6</text:span><text:span text:style-name="T49"> de Agosto</text:span></text:p>
          </table:table-cell>
          <table:table-cell table:style-name="Table1.C2" office:value-type="string">
            <text:p text:style-name="P49">Repasar</text:p>
          </table:table-cell>
        </table:table-row>
        <table:table-row table:style-name="TableLine94381544619520">
          <table:table-cell table:style-name="Table1.A2" office:value-type="string">
            <text:p text:style-name="P47">Semana 8</text:p>
          </table:table-cell>
          <table:table-cell table:style-name="Table1.A2" office:value-type="string">
            <text:p text:style-name="P43"><text:span text:style-name="T49">De el </text:span><text:span text:style-name="T14">29</text:span><text:span text:style-name="T49"> Ag hasta </text:span><text:span text:style-name="T14">0</text:span><text:span text:style-name="T15">2</text:span><text:span text:style-name="T49"> Sept</text:span></text:p>
          </table:table-cell>
          <table:table-cell table:style-name="Table1.C2" office:value-type="string">
            <text:p text:style-name="P49">Repasar</text:p>
          </table:table-cell>
        </table:table-row>
        <table:table-row table:style-name="TableLine94381544620320">
          <table:table-cell table:style-name="Table1.A2" office:value-type="string">
            <text:p text:style-name="P48">Semana 9</text:p>
          </table:table-cell>
          <table:table-cell table:style-name="Table1.A2" office:value-type="string">
            <text:p text:style-name="P44"><text:span text:style-name="T49">De el </text:span><text:span text:style-name="T15">05</text:span><text:span text:style-name="T49"> Sept hasta </text:span><text:span text:style-name="T15">09</text:span><text:span text:style-name="T49"> Sept</text:span></text:p>
          </table:table-cell>
          <table:table-cell table:style-name="Table1.C2" office:value-type="string">
            <text:p text:style-name="P49">Repasar</text:p>
          </table:table-cell>
        </table:table-row>
        <table:table-row table:style-name="TableLine94381544621120">
          <table:table-cell table:style-name="Table1.A2" office:value-type="string">
            <text:p text:style-name="P48">Semana 10</text:p>
          </table:table-cell>
          <table:table-cell table:style-name="Table1.A2" office:value-type="string">
            <text:p text:style-name="P44"><text:span text:style-name="T49">De el </text:span><text:span text:style-name="T15">12</text:span><text:span text:style-name="T49"> Sept hasta </text:span><text:span text:style-name="T15">16</text:span><text:span text:style-name="T49"> Sept</text:span></text:p>
          </table:table-cell>
          <table:table-cell table:style-name="Table1.C2" office:value-type="string">
            <text:p text:style-name="P49">Repasar</text:p>
          </table:table-cell>
        </table:table-row>
      </table:table>
      <text:p text:style-name="P31"/>
      <text:p text:style-name="P31"/>
      <text:p text:style-name="P40"><text:span text:style-name="T45">Fecha de la Prueba</text:span><text:span text:style-name="T35">: </text:span><text:span text:style-name="T39">Sábado </text:span><text:span text:style-name="T42">17</text:span><text:span text:style-name="T39"> de setiembre del 2022, <text:s/>De </text:span><text:span text:style-name="T42">1:00</text:span><text:span text:style-name="T39"> p.m. a </text:span><text:span text:style-name="T42">4:00</text:span><text:span text:style-name="T39"> p.m. Estudios Sociales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28"/>
      <text:p text:style-name="P28">Plan de Estudios Sociales <text:span text:style-name="T8">| Tema 1</text:span></text:p>
      <text:p text:style-name="P28"/>
      <text:p text:style-name="P4">Parte 1 </text:p>
      <text:p text:style-name="P1">La sociedad contemporánea: procesos históricos, geopolíticos y poblacionales a escala global desde el siglo XIX hasta el presente</text:p>
      <text:p text:style-name="P1"/>
      <text:p text:style-name="P4">Parte 2</text:p>
      <text:p text:style-name="P10">Transformaciones sociales, económicas y políticas del mundo contemporáneo desde mitad del siglo XIX a 1945</text:p>
      <text:p text:style-name="P10"/>
      <text:p text:style-name="P10"><text:span text:style-name="T1">Aprendizajes esperados: </text:span><text:s text:c="29"/><text:span text:style-name="T1">Cantidad de ítems: 16 </text:span></text:p>
      <text:p text:style-name="P4"/>
      <text:p text:style-name="P10"><text:span text:style-name="T7">1. </text:span>Explique el proceso de expansión de los imperios europeos, así como su capacidad para controlar y modificar las condiciones de vida de diversas sociedades durante el siglo XIX e inicios del siglo XX. <text:s text:c="25"/><text:span text:style-name="T7">Preguntas 2</text:span></text:p>
      <text:p text:style-name="P33"><text:span text:style-name="T17">2.</text:span><text:span text:style-name="T19"> Comprenda </text:span><text:span text:style-name="T21">como afecto</text:span><text:span text:style-name="T19"> la estructura social, económica, política y de la vida cotidiana de las sociedades que vivieron las guerras de escala global durante la primera mitad del siglo XX. <text:s text:c="47"/></text:span><text:span text:style-name="T18">Preguntas </text:span><text:span text:style-name="T17">2</text:span></text:p>
      <text:p text:style-name="P11"><text:span text:style-name="T7">3</text:span>. Analice los cambios propiciados por la revolución rusa en la población de dicho territorio y en el escenario geopolítico mundial en la primera mitad del siglo XX (*).</text:p>
      <text:p text:style-name="P21"><text:span text:style-name="T28"><text:s text:c="80"/>Preguntas </text:span>2</text:p>
      <text:p text:style-name="P11"><text:span text:style-name="T7">4</text:span>. Reconozca los efectos de las crisis económicas del modelo capitalista (por ejemplo, la depresión de los años treinta) en la cotidianidad del ser humano, así como en la estructura social y económica de cada país. <text:s text:c="10"/><text:span text:style-name="T8">Preguntas </text:span><text:span text:style-name="T7">2</text:span></text:p>
      <text:p text:style-name="P11"><text:span text:style-name="T7">5. </text:span>Explica las razones por las cuales durante la primera mitad del siglo XX se desarrollaron dos guerras de escala global. <text:s text:c="11"/><text:span text:style-name="T8">Preguntas </text:span><text:span text:style-name="T7">2</text:span></text:p>
      <text:p text:style-name="P33"><text:span text:style-name="T17">6</text:span><text:span text:style-name="T19">. Identifique las connotaciones territoriales y geopolíticas que representaron los conflictos bélicos de escala global durante la primera mitad del siglo XX.</text:span></text:p>
      <text:p text:style-name="P33"><text:span text:style-name="T19"><text:s text:c="80"/></text:span><text:span text:style-name="T18">Preguntas 2</text:span><text:span text:style-name="T19"> </text:span></text:p>
      <text:p text:style-name="P33"><text:span text:style-name="T17">7.</text:span><text:span text:style-name="T19"> Reconozca las implicaciones sociales y políticas que supuso la persecución y el exterminio de grupos étnicos específicos producto de ideologías de superioridad racial durante la Segunda Guerra Mundial. <text:s text:c="21"/></text:span><text:span text:style-name="T18">Preguntas</text:span><text:span text:style-name="T19"> </text:span><text:span text:style-name="T17">2</text:span></text:p>
      <text:p text:style-name="P33"><text:span text:style-name="T17">8</text:span><text:span text:style-name="T19">. Valore la importancia de la defensa y aplicación de los derechos fundamentales del ser humano para alcanzar la paz y convivencia </text:span><text:span text:style-name="T20">social</text:span></text:p>
      <text:p text:style-name="P33"><text:span text:style-name="T19"><text:s text:c="80"/></text:span><text:span text:style-name="T18">Preguntas 2</text:span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29">Plan de Estudios Sociales <text:span text:style-name="T8">| Tema 2</text:span></text:p>
      <text:p text:style-name="P29"/>
      <text:p text:style-name="P5">Parte 1 </text:p>
      <text:p text:style-name="P2">El contexto histórico y geopolítico de la sociedad contemporánea a partir de la</text:p>
      <text:p text:style-name="P2">segunda mitad del siglo XX</text:p>
      <text:p text:style-name="P11"/>
      <text:p text:style-name="P11"><text:span text:style-name="T1">Aprendizajes esperados: </text:span><text:s text:c="29"/><text:span text:style-name="T1">Cantidad de ítems: <text:s/></text:span><text:span text:style-name="T2">12</text:span></text:p>
      <text:p text:style-name="P11"><text:span text:style-name="T9">1. </text:span>Identifique los motivos que propiciaron el desarrollo del conflicto</text:p>
      <text:p text:style-name="P11">denominado “Guerra Fría” en la segunda mitad del siglo XX.</text:p>
      <text:p text:style-name="P11"><text:s text:c="78"/><text:span text:style-name="T9">Preguntas 1</text:span></text:p>
      <text:p text:style-name="P11"><text:span text:style-name="T9">2. </text:span><text:span text:style-name="T30">Analice la rivalidad geopolítica entre Estados Unidos y la Unión</text:span></text:p>
      <text:p text:style-name="P19">Soviética, expresada a través de diferentes formas (propaganda,</text:p>
      <text:p text:style-name="P19">carrera armamentista, exploración espacial) y cómo influyó en la</text:p>
      <text:p text:style-name="P20">cotidianidad y condiciones de vida del ser humano en el planeta. </text:p>
      <text:p text:style-name="P12"><text:span text:style-name="T30"><text:s text:c="78"/></text:span><text:span text:style-name="T9">Preguntas 1</text:span></text:p>
      <text:p text:style-name="P11"><text:span text:style-name="T9">3.</text:span><text:span text:style-name="T30"> Explique la importancia de los procesos de descolonización en Asia y</text:span></text:p>
      <text:p text:style-name="P20">África y su impacto para los pueblos en la actualidad. </text:p>
      <text:p text:style-name="P12"><text:span text:style-name="T30"><text:s text:c="77"/></text:span><text:span text:style-name="T9">Preguntas 2</text:span></text:p>
      <text:p text:style-name="P11"><text:span text:style-name="T9">4. </text:span><text:span text:style-name="T30">Analice las repercusiones en la vida cotidiana y política de la violación</text:span></text:p>
      <text:p text:style-name="P19">sistemática de derechos humanos de los pueblos latinoamericanos</text:p>
      <text:p text:style-name="P19">producto de las luchas por la democracia y el socialismo en el contexto</text:p>
      <text:p text:style-name="P12"><text:span text:style-name="T30">de la Guerra Fría.</text:span><text:span text:style-name="T9"> <text:s text:c="48"/>Preguntas 1</text:span></text:p>
      <text:p text:style-name="P11"><text:span text:style-name="T9">5. </text:span><text:span text:style-name="T30">Reconozca las repercusiones en la vida cotidiana del ser humano y sus</text:span></text:p>
      <text:p text:style-name="P19">condiciones de vida de los diferentes modelos económicos capitalistas</text:p>
      <text:p text:style-name="P19">y socialistas (así como sus crisis) durante la segunda mitad del siglo</text:p>
      <text:p text:style-name="P12"><text:span text:style-name="T30">XX. <text:s text:c="70"/></text:span><text:span text:style-name="T9">Preguntas 1</text:span></text:p>
      <text:p text:style-name="P11"><text:span text:style-name="T9">6.</text:span><text:span text:style-name="T30"> Analice los cambios que produjo en la sociedad internacional</text:span></text:p>
      <text:p text:style-name="P12"><text:span text:style-name="T30">colapso del “socialismo real” a finales del siglo </text:span><text:span text:style-name="T9">XX. </text:span></text:p>
      <text:p text:style-name="P24"><text:s text:c="77"/>Preguntas 1</text:p>
      <text:p text:style-name="P11"><text:span text:style-name="T9">7. </text:span><text:span text:style-name="T30">Reconozca el efecto que diversos conflictos y actores geopolíticos</text:span></text:p>
      <text:p text:style-name="P19">poseen en la actualidad sobre las condiciones de estabilidad,</text:p>
      <text:p text:style-name="P19">convivencia social y respeto a los derechos humanos en diferentes</text:p>
      <text:p text:style-name="P12"><text:span text:style-name="T30">regiones del planeta.</text:span><text:span text:style-name="T9"> <text:s text:c="44"/>Preguntas 2</text:span></text:p>
      <text:p text:style-name="P11"><text:span text:style-name="T9">8.</text:span><text:span text:style-name="T30"> Describe la naturaleza espacial de los diversos conflictos geopolíticos y</text:span></text:p>
      <text:p text:style-name="P20">dramas humanos contemporáneos en diversas regiones del planeta.<text:tab/></text:p>
      <text:p text:style-name="P12"><text:span text:style-name="T30"><text:s text:c="78"/></text:span><text:span text:style-name="T9">Preguntas 1</text:span></text:p>
      <text:p text:style-name="P11"><text:span text:style-name="T9">9. </text:span><text:span text:style-name="T30">Reflexione sobre las razones por las que la sociedad contemporánea</text:span></text:p>
      <text:p text:style-name="P19"><text:soft-page-break/>no ha erradicado los problemas de segregación racial, limpiezas</text:p>
      <text:p text:style-name="P19">étnicas y violación de derechos humanos en diversos lugares del</text:p>
      <text:p text:style-name="P11"><text:span text:style-name="T30">planeta. <text:s text:c="65"/></text:span><text:span text:style-name="T9">Preguntas 1</text:span></text:p>
      <text:p text:style-name="P25"/>
      <text:p text:style-name="P11"><text:span text:style-name="T1">10. </text:span>Reconoce el contexto político y geopolítico latinoamericano y sus</text:p>
      <text:p text:style-name="P12">implicaciones sociales y de integración regional en la actualidad. </text:p>
      <text:p text:style-name="P24"><text:s text:c="78"/>Preguntas 1</text:p>
      <text:p text:style-name="P5"/>
      <text:p text:style-name="P5"/>
      <text:p text:style-name="P29">Plan de Estudios Sociales <text:span text:style-name="T8">| Tema 3</text:span></text:p>
      <text:p text:style-name="P29"/>
      <text:p text:style-name="P5">Parte 1 </text:p>
      <text:p text:style-name="P2">Dinámica poblacional y movilización espacial: una mirada a problemáticas</text:p>
      <text:p text:style-name="P2">contemporáneas</text:p>
      <text:p text:style-name="P11"/>
      <text:p text:style-name="P11"><text:span text:style-name="T1">Aprendizajes esperados:</text:span><text:span text:style-name="T7"> <text:s text:c="29"/></text:span><text:span text:style-name="T1">Cantidad de ítems: <text:s/></text:span><text:span text:style-name="T3">9</text:span></text:p>
      <text:p text:style-name="P22">1. <text:span text:style-name="T31">Explique el estado actual y proyecciones de cambio poblacional en</text:span></text:p>
      <text:p text:style-name="P17">Costa Rica y el mundo, así como sus implicaciones para la sociedad</text:p>
      <text:p text:style-name="P22"><text:span text:style-name="T31">humana en ámbitos económicos y sociales. <text:s text:c="7"/></text:span><text:span text:style-name="T30">Preguntas </text:span>2</text:p>
      <text:p text:style-name="P22">2. <text:span text:style-name="T31">Reconozca, desde una perspectiva humanista, las implicaciones éticas</text:span></text:p>
      <text:p text:style-name="P17">que plantean problemáticas de índole poblacional (acceso a métodos</text:p>
      <text:p text:style-name="P17">de planificación familiar, embarazos adolescentes, matrimonios</text:p>
      <text:p text:style-name="P17">forzados y trata de personas) sobre diversos grupos sociales en el</text:p>
      <text:p text:style-name="P17">planeta. <text:s text:c="64"/><text:span text:style-name="T9">Preguntas </text:span><text:span text:style-name="T7">2</text:span></text:p>
      <text:p text:style-name="P22">3. <text:span text:style-name="T31">Analice las causas y características de las variaciones espaciales entre</text:span></text:p>
      <text:p text:style-name="P17">países desarrollados y en vías de desarrollo sobre el uso de métodos</text:p>
      <text:p text:style-name="P17">anticonceptivos, fecundidad, embarazos adolescentes, matrimonios</text:p>
      <text:p text:style-name="P22"><text:span text:style-name="T31">forzados y trata de personas. <text:s text:c="30"/></text:span><text:span text:style-name="T30">Preguntas 1</text:span></text:p>
      <text:p text:style-name="P22">4. <text:span text:style-name="T31">Debata y proponga acciones encaminadas a la solución de los</text:span></text:p>
      <text:p text:style-name="P17">principales problemas de índole poblacional de la sociedad</text:p>
      <text:p text:style-name="P17">contemporánea. <text:s text:c="50"/><text:span text:style-name="T9">Preguntas 1</text:span></text:p>
      <text:p text:style-name="P22">5. <text:span text:style-name="T31">Reconozca los principales procesos de movilidad espacial en la</text:span></text:p>
      <text:p text:style-name="P17">actualidad, las razones por las cuales las personas deciden movilizarse</text:p>
      <text:p text:style-name="P17">de un lugar a otro al interno de un país o a otros países y sus</text:p>
      <text:p text:style-name="P17">implicaciones. <text:s text:c="53"/><text:span text:style-name="T9">Preguntas </text:span><text:span text:style-name="T7">2</text:span></text:p>
      <text:p text:style-name="P22">6. <text:span text:style-name="T31">Reflexione, a partir de las vivencias de distintos grupos migrantes,</text:span></text:p>
      <text:p text:style-name="P17">cuáles son las condiciones en las que se realizan desplazamientos</text:p>
      <text:p text:style-name="P17">hacia diferentes áreas geográficas, así como los retos que enfrentan</text:p>
      <text:p text:style-name="P17">estos grupos humanos en las comunidades de origen y de</text:p>
      <text:p text:style-name="P22"><text:span text:style-name="T31">recibimiento <text:s text:c="55"/></text:span><text:span text:style-name="T30">Preguntas 1</text:span></text:p>
      <text:p text:style-name="P22"/>
      <text:p text:style-name="P7"><text:soft-page-break/></text:p>
      <text:p text:style-name="P7"/>
      <text:p text:style-name="P7"/>
      <text:p text:style-name="P7"/>
      <text:p text:style-name="P29">Plan de Estudios Sociales <text:span text:style-name="T8">| Tema 4</text:span></text:p>
      <text:p text:style-name="P29"/>
      <text:p text:style-name="P5">Parte 1 </text:p>
      <text:p text:style-name="P2">La sociedad contemporánea: la interdependencia e interconexión global y los procesos</text:p>
      <text:p text:style-name="P2">históricos que definen la Costa Rica actual</text:p>
      <text:p text:style-name="P2"/>
      <text:p text:style-name="P5">Parte 2</text:p>
      <text:p text:style-name="P11">Los patrones espaciales de interdependencia e interconexión en la actual</text:p>
      <text:p text:style-name="P11">sociedad globalizada</text:p>
      <text:p text:style-name="P11"/>
      <text:p text:style-name="P11"><text:span text:style-name="T1">Aprendizajes esperados:</text:span><text:span text:style-name="T7"> <text:s text:c="29"/></text:span><text:span text:style-name="T1">Cantidad de ítems: <text:s/></text:span><text:span text:style-name="T3">9</text:span></text:p>
      <text:p text:style-name="P8"/>
      <text:p text:style-name="P11"><text:span text:style-name="T7">1</text:span>. Reconozca la relación que existe entre el proceso globalizador, y el diario</text:p>
      <text:p text:style-name="P13">acontecer de los individuos en cualquier lugar del mundo. </text:p>
      <text:p text:style-name="P13"><text:span text:style-name="T7"><text:s text:c="81"/></text:span><text:span text:style-name="T9">Preguntas <text:s/></text:span><text:span text:style-name="T7">1</text:span></text:p>
      <text:p text:style-name="P11"><text:span text:style-name="T7">2.</text:span> Evalúe las diversas posiciones o posturas históricas que explican el</text:p>
      <text:p text:style-name="P13">surgimiento de una sociedad globalizada. <text:s text:c="14"/><text:span text:style-name="T9">Preguntas </text:span><text:span text:style-name="T7">1</text:span></text:p>
      <text:p text:style-name="P26"><text:span text:style-name="T7">3.</text:span> Explique los principales flujos espaciales de producción y consumo de</text:p>
      <text:p text:style-name="P27">bienes y servicios a escala global. <text:s text:c="26"/><text:span text:style-name="T29">Preguntas </text:span><text:span text:style-name="T7">1</text:span></text:p>
      <text:p text:style-name="P11"><text:span text:style-name="T7">4</text:span>. Interprete, a partir de ejemplos cotidianos, las relaciones espaciales</text:p>
      <text:p text:style-name="P13">existentes entre centros de producción y consumo de bienes y servicios. </text:p>
      <text:p text:style-name="P13"><text:span text:style-name="T7"><text:s text:c="81"/></text:span><text:span text:style-name="T9">Preguntas </text:span><text:span text:style-name="T7">1</text:span></text:p>
      <text:p text:style-name="P34"><text:span text:style-name="T7">5.</text:span> Analice el rol y efectos de las empresas transnacionales y las ciudades</text:p>
      <text:p text:style-name="P35">globales en la economía y comercio mundia<text:span text:style-name="T32">l <text:s text:c="14"/></text:span><text:span text:style-name="T23">Preguntas </text:span><text:span text:style-name="T10">1</text:span></text:p>
      <text:p text:style-name="P11"><text:span text:style-name="T7">6. </text:span>Explique cómo se manifiesta en la actualidad la comprensión espacio-</text:p>
      <text:p text:style-name="P11">temporal producto de avances tecnológicos en las relaciones laborales y</text:p>
      <text:p text:style-name="P13">las actividades diarias de la sociedad. <text:s text:c="20"/><text:span text:style-name="T9">Preguntas </text:span><text:span text:style-name="T7">1</text:span></text:p>
      <text:p text:style-name="P11"><text:span text:style-name="T10">7</text:span><text:span text:style-name="T32">. </text:span>Analice, desde una perspectiva geográfica, las razones de las</text:p>
      <text:p text:style-name="P11">inequidades espaciales en las condiciones sociales y económicas de</text:p>
      <text:p text:style-name="P14">diversas naciones del planeta en una sociedad globalizada. </text:p>
      <text:p text:style-name="P14"><text:span text:style-name="T7"><text:s text:c="81"/></text:span><text:span text:style-name="T9">Preguntas </text:span><text:span text:style-name="T7">2</text:span></text:p>
      <text:p text:style-name="P11"><text:span text:style-name="T10">8. </text:span>Evalúe cómo la globalización ha incidido en los patrones de convergencia</text:p>
      <text:p text:style-name="P11">y divergencia cultural de diferentes grupos humanos, producto del acceso</text:p>
      <text:p text:style-name="P14">a telecomunicaciones y la informática.<text:span text:style-name="T7"> <text:s text:c="14"/></text:span><text:span text:style-name="T11"><text:s text:c="2"/></text:span><text:span text:style-name="T7"><text:s text:c="2"/></text:span><text:span text:style-name="T9">Preguntas </text:span><text:span text:style-name="T7">1</text:span></text:p>
      <text:p text:style-name="P5"/>
      <text:p text:style-name="P5"/>
      <text:p text:style-name="P5"/>
      <text:p text:style-name="P5"><text:soft-page-break/></text:p>
      <text:p text:style-name="P9"/>
      <text:p text:style-name="P9"/>
      <text:p text:style-name="P5"/>
      <text:p text:style-name="P29">Plan de Estudios Sociales <text:span text:style-name="T8">| Tema 5</text:span></text:p>
      <text:p text:style-name="P29"/>
      <text:p text:style-name="P5">Parte 1 </text:p>
      <text:p text:style-name="P2">La sociedad contemporánea: la interdependencia e interconexión global y los</text:p>
      <text:p text:style-name="P2">procesos históricos que definen la Costa Rica actual</text:p>
      <text:p text:style-name="P2"/>
      <text:p text:style-name="P5">Parte 2</text:p>
      <text:p text:style-name="P11">Costa Rica en el siglo XX hasta la crisis de la década de 1980 (1900 - 1980)</text:p>
      <text:p text:style-name="P11"/>
      <text:p text:style-name="P11"><text:span text:style-name="T1">Aprendizajes esperados: </text:span><text:span text:style-name="T7"><text:s text:c="29"/></text:span><text:span text:style-name="T1">Cantidad de ítems: <text:s/></text:span><text:span text:style-name="T4">15</text:span></text:p>
      <text:p text:style-name="P5"/>
      <text:p text:style-name="P11"><text:span text:style-name="T7">1. </text:span>Analice los factores internos y externos que favorecieron el desarrollo</text:p>
      <text:p text:style-name="P11">de las crisis económicas de la economía agroexportadora y sus</text:p>
      <text:p text:style-name="P11">repercusiones en la cotidianidad y las condiciones de vida de</text:p>
      <text:p text:style-name="P14">diferentes grupos sociales. <text:s text:c="36"/><text:span text:style-name="T9">Preguntas </text:span><text:span text:style-name="T7">2</text:span></text:p>
      <text:p text:style-name="P11"><text:span text:style-name="T1">2. </text:span>Compare las crisis económicas de la primera mitad del siglo XX con las</text:p>
      <text:p text:style-name="P14">crisis económicas del presente. <text:s text:c="3"/><text:span text:style-name="T7"><text:s text:c="26"/></text:span><text:span text:style-name="T9">Preguntas </text:span><text:span text:style-name="T7">1</text:span></text:p>
      <text:p text:style-name="P11"><text:span text:style-name="T7">3. </text:span>Analice las características de las luchas sociales y políticas de la</text:p>
      <text:p text:style-name="P11">primera mitad del siglo XX.<text:span text:style-name="T7"> <text:s text:c="34"/></text:span><text:span text:style-name="T9">Preguntas </text:span><text:span text:style-name="T11">1 </text:span></text:p>
      <text:p text:style-name="P11"><text:span text:style-name="T1">4. </text:span>Conozca las características del sistema electoral costarricense y las</text:p>
      <text:p text:style-name="P11">principales reformas electorales emprendidas para fortalecer la</text:p>
      <text:p text:style-name="P11">democracia electoral durante la primera mitad del siglo XX. </text:p>
      <text:p text:style-name="P16"><text:span text:style-name="T30"><text:s text:c="82"/></text:span><text:span text:style-name="T2">Preguntas </text:span><text:span text:style-name="T4">1</text:span></text:p>
      <text:p text:style-name="P18"><text:span text:style-name="T7">5. </text:span>Reconozca la importancia y significación social de la Reforma Social de</text:p>
      <text:p text:style-name="P18">la década de 1940 en la búsqueda del bienestar de la sociedad</text:p>
      <text:p text:style-name="P18">costarricense. <text:s text:c="59"/><text:span text:style-name="T2">Preguntas </text:span><text:span text:style-name="T1">2</text:span></text:p>
      <text:p text:style-name="P11"><text:span text:style-name="T7">6. </text:span>Explique las causas y consecuencias de la guerra civil de 1948 desde</text:p>
      <text:p text:style-name="P11">una perspectiva actualizada.<text:span text:style-name="T7"> <text:s text:c="30"/></text:span><text:span text:style-name="T13"><text:s text:c="6"/></text:span><text:span text:style-name="T2">Preguntas </text:span><text:span text:style-name="T5">2</text:span></text:p>
      <text:p text:style-name="P14"><text:span text:style-name="T7">7. </text:span>Comprenda la espiral de violencia que vivió la sociedad costarricense</text:p>
      <text:p text:style-name="P14">que la condujo a la guerra civil de 1948 y su impacto en la vida</text:p>
      <text:p text:style-name="P14">cotidiana. <text:s text:c="65"/><text:span text:style-name="T2">Preguntas </text:span><text:span text:style-name="T5">1</text:span></text:p>
      <text:p text:style-name="P11"><text:span text:style-name="T12">8. </text:span>Reconozca la importancia de las instituciones económicas y sociales</text:p>
      <text:p text:style-name="P11">establecidas en la segunda mitad del siglo XX, para transformar la</text:p>
      <text:p text:style-name="P11">estructura económica y social. <text:s text:c="32"/><text:span text:style-name="T2">Preguntas </text:span><text:span text:style-name="T5">1</text:span></text:p>
      <text:p text:style-name="P23">9. <text:span text:style-name="T31">Analice las principales transformaciones sociales y económicas que se</text:span></text:p>
      <text:p text:style-name="P18">desarrollaron entre la década de 1950 y 1980 en Costa Rica y sus</text:p>
      <text:p text:style-name="P18">efectos sobre las condiciones de vida de la sociedad costarricense.</text:p>
      <text:p text:style-name="P16"><text:soft-page-break/><text:span text:style-name="T30"><text:s text:c="82"/></text:span><text:span text:style-name="T2">Preguntas </text:span><text:span text:style-name="T5">1</text:span></text:p>
      <text:p text:style-name="P23">10. <text:span text:style-name="T31">Reconozca las principales reivindicaciones y los cambios sociales que</text:span></text:p>
      <text:p text:style-name="P18">diversos grupos sociales plantearon durante las décadas de 1950-1980</text:p>
      <text:p text:style-name="P18">en Costa Rica. <text:s text:c="57"/><text:span text:style-name="T30"><text:s/></text:span><text:span text:style-name="T2">Preguntas </text:span><text:span text:style-name="T1">1</text:span></text:p>
      <text:p text:style-name="P18"><text:span text:style-name="T7">11. </text:span>Identifique las causas del agotamiento del modelo de diversificación</text:p>
      <text:p text:style-name="P18">productiva e industrialización sustitutiva puesto en práctica entre 1950</text:p>
      <text:p text:style-name="P18">y 1980.</text:p>
      <text:p text:style-name="P16"><text:span text:style-name="T30"><text:s text:c="82"/></text:span><text:span text:style-name="T2">Preguntas </text:span><text:span text:style-name="T5">1</text:span></text:p>
      <text:p text:style-name="P18"><text:span text:style-name="T7">12. </text:span>Explique el contexto político que vivió la sociedad costarricense durante</text:p>
      <text:p text:style-name="P18">las décadas de 1950-1980 en el marco de la Guerra Fría (*).</text:p>
      <text:p text:style-name="P15"><text:span text:style-name="T30"><text:s text:c="82"/></text:span><text:span text:style-name="T2">Preguntas </text:span><text:span text:style-name="T5">1</text:span></text:p>
      <text:p text:style-name="P5"/>
      <text:p text:style-name="P5"/>
      <text:p text:style-name="P5"/>
      <text:p text:style-name="P30">Plan de Estudios Sociales <text:span text:style-name="T8">| Tema </text:span><text:span text:style-name="T9">6</text:span></text:p>
      <text:p text:style-name="P30"/>
      <text:p text:style-name="P6">Parte 1 </text:p>
      <text:p text:style-name="P3">La sociedad contemporánea: la interdependencia e interconexión global y los</text:p>
      <text:p text:style-name="P3">procesos históricos que definen la Costa Rica actual</text:p>
      <text:p text:style-name="P3"/>
      <text:p text:style-name="P6">Parte 2</text:p>
      <text:p text:style-name="P12">Costa Rica actual: desde la crisis de la década de 1980 a los desafíos del</text:p>
      <text:p text:style-name="P12">presente (*)</text:p>
      <text:p text:style-name="P12"/>
      <text:p text:style-name="P12"><text:span text:style-name="T1">Aprendizajes esperados: </text:span><text:span text:style-name="T7"><text:s text:c="29"/></text:span><text:span text:style-name="T1">Cantidad de ítems: </text:span><text:span text:style-name="T6">9</text:span></text:p>
      <text:p text:style-name="P6"/>
      <text:p text:style-name="P12"><text:span text:style-name="T7">1.</text:span> Comprenda las causas internas y externas de la crisis de 1980 en</text:p>
      <text:p text:style-name="P15">Costa Rica. <text:s text:c="60"/><text:span text:style-name="T2">Preguntas </text:span>1</text:p>
      <text:p text:style-name="P36"><text:span text:style-name="T7">2. </text:span><text:span text:style-name="T24">Analice las repercusiones de la crisis de la década de 1980 en las</text:span></text:p>
      <text:p text:style-name="P15">condiciones de vida de la sociedad costarricense. </text:p>
      <text:p text:style-name="P15"><text:span text:style-name="T9"><text:s text:c="79"/></text:span><text:span text:style-name="T2">Preguntas </text:span>1</text:p>
      <text:p text:style-name="P12"><text:span text:style-name="T7">3. </text:span>Explique la respuesta a la crisis implementada por los gobiernos</text:p>
      <text:p text:style-name="P12">mediante los programas de ajuste estructural y de liberalización</text:p>
      <text:p text:style-name="P15">económica. <text:s text:c="60"/><text:span text:style-name="T2">Preguntas </text:span>1</text:p>
      <text:p text:style-name="P12"><text:span text:style-name="T12">4. </text:span>Analice los cambios sociales promovidos por el nuevo estilo de</text:p>
      <text:p text:style-name="P12">desarrollo de promoción de exportaciones y apertura comercial</text:p>
      <text:p text:style-name="P15">establecida a partir del segundo lustro de la década de 1980<text:span text:style-name="T33">. </text:span></text:p>
      <text:p text:style-name="P15"><text:span text:style-name="T34"><text:s text:c="80"/></text:span><text:span text:style-name="T2">Preguntas </text:span>1</text:p>
      <text:p text:style-name="P12"><text:span text:style-name="T7">5.</text:span> Conozca las respuestas ciudadanas y los movimientos sociales frente</text:p>
      <text:p text:style-name="P15">al ajuste estructural a partir de la década de 1980. </text:p>
      <text:p text:style-name="P15"><text:span text:style-name="T2"><text:s/></text:span><text:span text:style-name="T9"><text:s text:c="79"/></text:span><text:span text:style-name="T2">Preguntas </text:span>1</text:p>
      <text:p text:style-name="P12"><text:soft-page-break/><text:span text:style-name="T7">6.</text:span> Describa los principales cambios sufridos por la institucionalidad</text:p>
      <text:p text:style-name="P15">costarricense. <text:s text:c="57"/><text:span text:style-name="T2">Preguntas </text:span>1</text:p>
      <text:p text:style-name="P12"><text:span text:style-name="T7">7.</text:span> Comprenda el auge y la crisis del bipartidismo, así como sus impactos</text:p>
      <text:p text:style-name="P15">en la vida política de la sociedad costarricense. <text:s text:c="4"/><text:span text:style-name="T2">Preguntas </text:span>1</text:p>
      <text:p text:style-name="P12"><text:span text:style-name="T7">8.</text:span> Participe en la construcción de opciones o alternativas para solucionar</text:p>
      <text:p text:style-name="P15">los desafíos que enfrenta la sociedad costarricense en la actualidad. <text:s/></text:p>
      <text:p text:style-name="P15"><text:span text:style-name="T9"><text:s text:c="80"/></text:span><text:span text:style-name="T2">Preguntas </text:span>1</text:p>
      <text:p text:style-name="P12"><text:span text:style-name="T7">9. </text:span>Valore la libertad de pensamiento, opinión y expresión como derecho</text:p>
      <text:p text:style-name="P15">fundamental de un sistema democrático. <text:s text:c="14"/><text:span text:style-name="T2">Preguntas </text:span>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1:41:08.635576185</meta:creation-date>
    <dc:date>2022-07-11T23:16:33.254732225</dc:date>
    <meta:editing-duration>PT56M32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8" meta:paragraph-count="229" meta:word-count="1853" meta:character-count="14486" meta:non-whitespace-character-count="9825"/>
  </office:meta>
</office:document-meta>
</file>